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tracked-changes>
        <text:changed-region text:id="ct-1410348268">
          <text:deletion>
            <office:change-info>
              <dc:creator>Flavio Zeni</dc:creator>
              <dc:date>2010-03-05T16:01:00</dc:date>
            </office:change-info>
            <text:p text:style-name="Standard">some</text:p>
          </text:deletion>
        </text:changed-region>
        <text:changed-region text:id="ct-1410436624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169968">
          <text:insertion>
            <office:change-info>
              <dc:creator>Ashok Hariharan</dc:creator>
              <dc:date>2010-03-09T11:47:00</dc:date>
            </office:change-info>
          </text:insertion>
        </text:changed-region>
        <text:changed-region text:id="ct-1410169744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170304">
          <text:deletion>
            <office:change-info>
              <dc:creator>Ashok Hariharan</dc:creator>
              <dc:date>2010-03-09T11:47:00</dc:date>
            </office:change-info>
            <text:p text:style-name="Standard">te</text:p>
          </text:deletion>
          <text:insertion>
            <office:change-info office:chg-author="Flavio Zeni" office:chg-date-time="2010-03-05T16:01:00"/>
          </text:insertion>
        </text:changed-region>
        <text:changed-region text:id="ct-1410170080">
          <text:insertion>
            <office:change-info>
              <dc:creator>Ashok Hariharan</dc:creator>
              <dc:date>2010-03-09T11:47:00</dc:date>
            </office:change-info>
          </text:insertion>
        </text:changed-region>
        <text:changed-region text:id="ct-1410170416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436736">
          <text:deletion>
            <office:change-info>
              <dc:creator>Flavio Zeni</dc:creator>
              <dc:date>2010-03-05T16:01:00</dc:date>
            </office:change-info>
            <text:p text:style-name="Standard">will</text:p>
          </text:deletion>
        </text:changed-region>
        <text:changed-region text:id="ct-1410436848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05639772">
          <text:deletion>
            <office:change-info>
              <dc:creator>Ashok Hariharan</dc:creator>
              <dc:date>2010-03-09T11:48:00</dc:date>
            </office:change-info>
            <text:p text:style-name="Standard">adding</text:p>
          </text:deletion>
          <text:insertion>
            <office:change-info office:chg-author="Flavio Zeni" office:chg-date-time="2010-03-05T16:01:00"/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<text:change text:change-id="ct-1410348268"/><text:s/>sample text for testing <text:change-start text:change-id="ct-1410436624"/>inserting <text:change-end text:change-id="ct-1410436624"/><text:change-start text:change-id="ct-1410169968"/>ashok <text:change-end text:change-id="ct-1410169968"/><text:change-start text:change-id="ct-1410169744"/>some <text:change-end text:change-id="ct-1410169744"/><text:change text:change-id="ct-1410170304"/><text:change-start text:change-id="ct-1410170080"/>conte<text:change-end text:change-id="ct-1410170080"/><text:change-start text:change-id="ct-1410170416"/>xt <text:change-end text:change-id="ct-1410170416"/>track changes.</text:p>
      <text:p text:style-name="Standard"/>
      <text:p text:style-name="Standard">This sentence <text:change text:change-id="ct-1410436736"/><text:change-start text:change-id="ct-1410436848"/>deleting and <text:change-end text:change-id="ct-1410436848"/><text:change text:change-id="ct-1405639772"/><text:s/>be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1</meta:initial-creator>
    <meta:creation-date>2010-03-05T15:54:24</meta:creation-date>
    <dc:date>2010-03-09T11:48:27</dc:date>
    <dc:creator>Ashok Hariharan</dc:creator>
    <meta:editing-duration>PT00H04M36S</meta:editing-duration>
    <meta:editing-cycles>1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22" meta:character-count="131"/>
  </office:meta>
</office:document-meta>
</file>